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sources nécessaires à l'exécution du projet</text:p>
      <text:p text:style-name="Standard"/>
      <text:p text:style-name="P2"><text:tab/>Pour éxecuter le projet comme demandé dans le cahier des charges, les ressoures nécessaires sont :</text:p>
      <text:list xml:id="list3026354847458347178" text:style-name="L1">
        <text:list-item>
          <text:list>
            <text:list-item>
              <text:p text:style-name="P3">un serveur de versionning pour faire fonctionner simultanément plusieurs machines de développement, et donc pour faciliter le travail en simultané de plusieurs développeurs ;</text:p>
            </text:list-item>
            <text:list-item>
              <text:p text:style-name="P3">un serveur de base de données contenant PostGreSql sur laquelle sera hébergée la base de données liée au site internet ;</text:p>
            </text:list-item>
            <text:list-item>
              <text:p text:style-name="P3">un serveur TomCat pour créer les pages JSP qui composeront le site internet ;</text:p>
            </text:list-item>
            <text:list-item>
              <text:p text:style-name="P3">Eclipse Juno JE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8S</meta:editing-duration>
    <meta:editing-cycles>3</meta:editing-cycles>
    <meta:generator>OpenOffice.org/3.4.1$Win32 OpenOffice.org_project/341m1$Build-9593</meta:generator>
    <dc:date>2013-04-02T20:43:26.88</dc:date>
    <meta:document-statistic meta:table-count="0" meta:image-count="0" meta:object-count="0" meta:page-count="1" meta:paragraph-count="6" meta:word-count="88" meta:character-count="537"/>
    <meta:user-defined meta:name="Info 1"/>
    <meta:user-defined meta:name="Info 2"/>
    <meta:user-defined meta:name="Info 3"/>
    <meta:user-defined meta:name="Info 4"/>
  </office:meta>
</office:document-meta>
</file>